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2"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3"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5"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6"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7"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8"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9"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0"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11"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2" style:family="paragraph" style:parent-style-name="Heading_20_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6"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8"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0"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 style:family="paragraph" style:parent-style-name="Text_20_body">
      <style:paragraph-properties fo:margin-left="0cm" fo:margin-right="0cm" fo:margin-top="0cm" fo:margin-bottom="0.423cm" style:contextual-spacing="false" fo:line-height="114%" fo:orphans="2" fo:widows="2" fo:text-indent="0cm" style:auto-text-indent="false" fo:padding="0cm" fo:border="none"/>
    </style:style>
    <style:style style:name="P23"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4"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6"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7"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3"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4"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5"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6"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7" style:family="paragraph" style:parent-style-name="Text_20_body" style:list-style-name="L1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8" style:family="paragraph" style:parent-style-name="Text_20_body" style:list-style-name="L1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9"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0"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1" style:family="paragraph" style:parent-style-name="Text_20_body" style:list-style-name="L1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2" style:family="paragraph" style:parent-style-name="Text_20_body" style:list-style-name="L1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3" style:family="paragraph" style:parent-style-name="Text_20_body" style:list-style-name="L1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4" style:family="paragraph" style:parent-style-name="Text_20_body" style:list-style-name="L1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5" style:family="paragraph" style:parent-style-name="Text_20_body" style:list-style-name="L1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6" style:family="paragraph" style:parent-style-name="Text_20_body" style:list-style-name="L1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7"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8" style:family="paragraph" style:parent-style-name="Text_20_body" style:list-style-name="L1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49" style:family="paragraph" style:parent-style-name="Text_20_body" style:list-style-name="L2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50" style:family="paragraph" style:parent-style-name="Text_20_body" style:list-style-name="L2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51" style:family="paragraph" style:parent-style-name="Text_20_body" style:list-style-name="L2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52" style:family="paragraph" style:parent-style-name="Text_20_body" style:list-style-name="L2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53" style:family="paragraph" style:parent-style-name="Text_20_body" style:list-style-name="L2"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4" style:family="paragraph" style:parent-style-name="Text_20_body" style:list-style-name="L2">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5" style:family="paragraph" style:parent-style-name="Text_20_body" style:list-style-name="L3"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6" style:family="paragraph" style:parent-style-name="Text_20_body" style:list-style-name="L3">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7" style:family="paragraph" style:parent-style-name="Text_20_body" style:list-style-name="L4"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8" style:family="paragraph" style:parent-style-name="Text_20_body" style:list-style-name="L4">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9" style:family="paragraph" style:parent-style-name="Text_20_body" style:list-style-name="L5"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0" style:family="paragraph" style:parent-style-name="Text_20_body" style:list-style-name="L5">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1" style:family="paragraph" style:parent-style-name="Text_20_body" style:list-style-name="L6"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2" style:family="paragraph" style:parent-style-name="Text_20_body" style:list-style-name="L6">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3" style:family="paragraph" style:parent-style-name="Text_20_body" style:list-style-name="L7"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4" style:family="paragraph" style:parent-style-name="Text_20_body" style:list-style-name="L7">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5" style:family="paragraph" style:parent-style-name="Text_20_body" style:list-style-name="L8"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6" style:family="paragraph" style:parent-style-name="Text_20_body" style:list-style-name="L8">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7" style:family="paragraph" style:parent-style-name="Text_20_body" style:list-style-name="L9"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8"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9"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0"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1"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2"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3"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4"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5"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6"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7" style:family="paragraph" style:parent-style-name="Text_20_body" style:list-style-name="L11"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8" style:family="paragraph" style:parent-style-name="Text_20_body" style:list-style-name="L11">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79" style:family="paragraph" style:parent-style-name="Text_20_body" style:list-style-name="L12"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0" style:family="paragraph" style:parent-style-name="Text_20_body" style:list-style-name="L12">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1" style:family="paragraph" style:parent-style-name="Text_20_body" style:list-style-name="L13"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2" style:family="paragraph" style:parent-style-name="Text_20_body" style:list-style-name="L13">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3" style:family="paragraph" style:parent-style-name="Text_20_body" style:list-style-name="L14"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4" style:family="paragraph" style:parent-style-name="Text_20_body" style:list-style-name="L14">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5" style:family="paragraph" style:parent-style-name="Text_20_body" style:list-style-name="L15"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6" style:family="paragraph" style:parent-style-name="Text_20_body" style:list-style-name="L15">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7" style:family="paragraph" style:parent-style-name="Text_20_body" style:list-style-name="L16"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8" style:family="paragraph" style:parent-style-name="Text_20_body" style:list-style-name="L16">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89" style:family="paragraph" style:parent-style-name="Text_20_body" style:list-style-name="L17"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0" style:family="paragraph" style:parent-style-name="Text_20_body" style:list-style-name="L17">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1" style:family="paragraph" style:parent-style-name="Text_20_body" style:list-style-name="L18"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2" style:family="paragraph" style:parent-style-name="Text_20_body" style:list-style-name="L18">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3" style:family="paragraph" style:parent-style-name="Text_20_body" style:list-style-name="L19"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4" style:family="paragraph" style:parent-style-name="Text_20_body" style:list-style-name="L19">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5" style:family="paragraph" style:parent-style-name="Text_20_body" style:list-style-name="L20"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6" style:family="paragraph" style:parent-style-name="Text_20_body" style:list-style-name="L20">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7" style:family="paragraph" style:parent-style-name="Text_20_body" style:list-style-name="L21" style:master-page-name="">
      <style:paragraph-properties fo:margin-left="0cm" fo:margin-right="0cm" fo:margin-top="0cm" fo:margin-bottom="0.247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98" style:family="paragraph" style:parent-style-name="Text_20_body" style:list-style-name="L21">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T1" style:family="text">
      <style:text-properties fo:font-variant="normal" fo:text-transform="none" fo:color="#1b1c1d" loext:opacity="100%" style:font-name="Google Sans Text" fo:font-size="12pt" fo:font-style="normal" fo:font-weight="bold" loext:padding="0cm" loext:border="none"/>
    </style:style>
    <style:style style:name="T2" style:family="text">
      <style:text-properties fo:font-variant="normal" fo:text-transform="none" fo:color="#1b1c1d" loext:opacity="100%" style:font-name="Google Sans Text" fo:font-size="12pt" fo:font-style="normal" fo:font-weight="normal" loext:padding="0cm" loext:border="none"/>
    </style:style>
    <style:style style:name="T3" style:family="text">
      <style:text-properties fo:font-variant="normal" fo:text-transform="none" fo:color="#575b5f" loext:opacity="100%" style:font-name="Google Sans Text" fo:font-size="10.5pt" fo:font-style="normal" fo:font-weight="normal" loext:padding="0cm" loext:border="none"/>
    </style:style>
    <style:style style:name="T4" style:family="text">
      <style:text-properties fo:font-variant="normal" fo:text-transform="none" fo:color="#575b5f" loext:opacity="100%" style:font-name="Google Sans Text" fo:font-size="12pt" fo:font-style="normal" fo:font-weight="normal"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Based on a detailed analysis of the core queue implementation strategies in the 16 relevant papers, here are the consolidated and further refined classes of wait-free FIFO queue algorithms. Each class groups papers that share a fundamental and distinct approach to data structure and wait-free coordination.</text:p>
      <text:h text:style-name="P11" text:outline-level="3"><text:span text:style-name="Strong_20_Emphasis"><text:span text:style-name="T1">Class 1: Linked-List Based Queues with Explicit Peer Helping via Shared Descriptors</text:span></text:span></text:h>
      <text:p text:style-name="P68">These algorithms use a dynamically sized linked list. Wait-freedom is achieved by threads announcing their operations in a shared array of descriptors. Peer threads then actively help complete these announced operations by performing CAS-based manipulations on list pointers and the descriptors.</text:p>
      <text:p text:style-name="P3"><text:span text:style-name="Strong_20_Emphasis"><text:span text:style-name="T1">Sub-Class 1.A: Phase-Based Priority Helping</text:span></text:span></text:p>
      <text:list text:style-name="L10">
        <text:list-item>
          <text:p text:style-name="P30"><text:span text:style-name="Strong_20_Emphasis"><text:span text:style-name="T1">Core Mechanism</text:span></text:span><text:span text:style-name="T2">: Threads assign a "phase" (an increasing counter) to their operation. Helpers scan the shared descriptor array and prioritize helping operations with older (smaller) phase numbers. Nodes in the list often store the ID of the enqueuing/dequeuing thread (</text:span><text:span text:style-name="Source_20_Text"><text:span text:style-name="T3">enqTid</text:span></text:span><text:span text:style-name="T2">/</text:span><text:span text:style-name="Source_20_Text"><text:span text:style-name="T3">deqTid</text:span></text:span><text:span text:style-name="T2">) to facilitate targeted help.</text:span></text:p>
        </text:list-item>
        <text:list-item>
          <text:p text:style-name="P30"><text:span text:style-name="Strong_20_Emphasis"><text:span text:style-name="T1">Representative Papers</text:span></text:span><text:span text:style-name="T2">:</text:span></text:p>
          <text:list>
            <text:list-item>
              <text:p text:style-name="P30"><text:span text:style-name="Strong_20_Emphasis"><text:span text:style-name="T1">Kogan, A. and Petrank, E. (2011). "Wait-Free Queues With Multiple Enqueuers and Dequeuers." (2038037.1941585.pdf)</text:span></text:span></text:p>
            </text:list-item>
            <text:list-item>
              <text:p text:style-name="P30"><text:span text:style-name="Strong_20_Emphasis"><text:span text:style-name="T1">Kogan, A. and Petrank, E. (2012). "A Methodology for Creating Fast Wait-Free Data Structures." (2370036.2145835.pdf)</text:span></text:span><text:span text:style-name="T2"> (The slow-path component described is the K&amp;P 2011 queue).</text:span></text:p>
            </text:list-item>
          </text:list>
        </text:list-item>
      </text:list>
      <text:p text:style-name="P3"><text:span text:style-name="Strong_20_Emphasis"><text:span text:style-name="T1">Sub-Class 1.B: Turn-Based Helping</text:span></text:span></text:p>
      <text:list text:style-name="L11">
        <text:list-item>
          <text:p text:style-name="P34"><text:span text:style-name="Strong_20_Emphasis"><text:span text:style-name="T1">Core Mechanism</text:span></text:span><text:span text:style-name="T2">: A "turn" is indicated by a field in a global structure (e.g., </text:span><text:span text:style-name="Source_20_Text"><text:span text:style-name="T3">enqTid</text:span></text:span><text:span text:style-name="T2"> in the current </text:span><text:span text:style-name="Source_20_Text"><text:span text:style-name="T3">tail</text:span></text:span><text:span text:style-name="T2"> node). Threads announce their operations in shared arrays. Helpers identify the operation whose "turn" it is and assist that specific operation.</text:span></text:p>
        </text:list-item>
        <text:list-item>
          <text:p text:style-name="P77">Representative Papers:</text:p>
          <text:p text:style-name="P78">3. Ramalhete, P. and Correia, A. (2017). "A Wait-Free Queue with Wait-Free Memory Reclamation." (3018743.3019022.pdf) (Turn Queue)</text:p>
        </text:list-item>
      </text:list>
      <text:h text:style-name="P11" text:outline-level="3"><text:span text:style-name="Strong_20_Emphasis"><text:span text:style-name="T1">Class 2: Array/Ring-Buffer Queues with FAA-Distributed Indexing &amp; Slot-Level Coordination</text:span></text:span></text:h>
      <text:p text:style-name="P68">These algorithms use arrays (often as circular buffers or lists of array segments). Fetch-and-Add (FAA) assigns unique indices/tickets to operations. Threads then use atomic operations on the specific array slot, involving metadata within or associated with the slot.</text:p>
      <text:p text:style-name="P3"><text:span text:style-name="Strong_20_Emphasis"><text:span text:style-name="T1">Sub-Class 2.A: Direct CAS on Slot with Helping for Unfilled Reservations</text:span></text:span></text:p>
      <text:list text:style-name="L12">
        <text:list-item>
          <text:p text:style-name="P35"><text:soft-page-break/><text:span text:style-name="Strong_20_Emphasis"><text:span text:style-name="T1">Core Mechanism</text:span></text:span><text:span text:style-name="T2">: FAA provides an index. The fast path is a direct CAS to place an item into an "empty" marked slot (or mark a slot "unusable" for dequeues). The slow path involves enqueuers publishing their request (item, target cell_id) if the fast path fails. Helpers (often dequeuers finding such a reserved but unfilled slot) read the published request and CAS the item into the cell.</text:span></text:p>
        </text:list-item>
        <text:list-item>
          <text:p text:style-name="P79">Representative Papers:</text:p>
          <text:p text:style-name="P80">4. Yang, C. and Mellor-Crummey, J. (2016). "A Wait-free Queue as Fast as Fetch-and-Add." (2851141.2851168 (1).pdf)</text:p>
        </text:list-item>
      </text:list>
      <text:p text:style-name="P3"><text:span text:style-name="Strong_20_Emphasis"><text:span text:style-name="T1">Sub-Class 2.B: Sequence ID (seqid) Matching &amp; Bitmasked Slot State Management</text:span></text:span></text:p>
      <text:list text:style-name="L13">
        <text:list-item>
          <text:p text:style-name="P36"><text:span text:style-name="Strong_20_Emphasis"><text:span text:style-name="T1">Core Mechanism</text:span></text:span><text:span text:style-name="T2">: FAA provides a </text:span><text:span text:style-name="Source_20_Text"><text:span text:style-name="T3">seqid</text:span></text:span><text:span text:style-name="T2"> which also serves as the index. Each slot stores its own </text:span><text:span text:style-name="Source_20_Text"><text:span text:style-name="T3">seqid</text:span></text:span><text:span text:style-name="T2">. An operation on a slot is valid if the thread's </text:span><text:span text:style-name="Source_20_Text"><text:span text:style-name="T3">seqid</text:span></text:span><text:span text:style-name="T2"> matches the slot's </text:span><text:span text:style-name="Source_20_Text"><text:span text:style-name="T3">seqid</text:span></text:span><text:span text:style-name="T2"> (updated via CAS). Bitmasking on the slot's value/pointer is used to manage transient states (e.g., "skipped," "delayed"), and threads follow specific rules when encountering these states. A general progress assurance framework might be used for liveness.</text:span></text:p>
        </text:list-item>
        <text:list-item>
          <text:p text:style-name="P81">Representative Papers:</text:p>
          <text:p text:style-name="P82">5. Feldman, S. and Dechev, D. (2015). "A Wait-Free Multi-Producer Multi-Consumer Ring Buffer." (2835260.2835264 (1).pdf)</text:p>
          <text:p text:style-name="P82">6. Barrington, A., Feldman, S., and Dechev, D. (2015). "A Scalable Multi-Producer Multi-Consumer Wait-Free Ring Buffer." (2695664.2695924 (1).pdf)</text:p>
          <text:p text:style-name="P82">7. Feldman, S., Valeraleon, C., and Dechev, D. (2015). "A Scalable Multi-Producer Multi-Consumer Wait-Free Ring Buffer." (1531271.pdf)</text:p>
        </text:list-item>
      </text:list>
      <text:p text:style-name="P3"><text:span text:style-name="Emphasis"><text:span text:style-name="T2">(The following classes remain largely the same as their internal similarity was already high, or they represent unique approaches among the selected papers.)</text:span></text:span></text:p>
      <text:h text:style-name="P1" text:outline-level="3">Class 3: Segmented Array Queues with FAA Indexing &amp; Advanced Collaborative Slot Management (SCQ-Derivative)</text:h>
      <text:p text:style-name="P2">These algorithms are based on or derived from the SCQ (Scalable Circular Queue) pattern, which uses FAA for an "index queue" that then points to data array slots. Wait-freedom for slot operations involves more complex collaborative protocols, often using advanced CAS operations (like CAS2) on multi-part slot entries.</text:p>
      <text:list text:style-name="L14">
        <text:list-item>
          <text:p text:style-name="P37"><text:span text:style-name="Strong_20_Emphasis"><text:span text:style-name="T1">Core Data Structure</text:span></text:span><text:span text:style-name="T2">: Array segments, often with an indirection layer for indices.</text:span></text:p>
        </text:list-item>
        <text:list-item>
          <text:p text:style-name="P37"><text:span text:style-name="Strong_20_Emphasis"><text:span text:style-name="T1">Primary Wait-Freedom Mechanism</text:span></text:span><text:span text:style-name="T2">: FAA for initial indexing (possibly indirect); advanced CAS (e.g., CAS2) on complex slot states (e.g., Value+Note pairs) in a collaborative slow path.</text:span></text:p>
        </text:list-item>
        <text:list-item>
          <text:p text:style-name="P83">Representative Papers:</text:p>
          <text:p text:style-name="P84"><text:soft-page-break/>8. Nikolaev, R. and Ravindran, B. (2022). "WCQ: A Fast Wait-Free Queue with Bounded Memory Usage." (3490148.3538572 (1).pdf)</text:p>
        </text:list-item>
      </text:list>
      <text:h text:style-name="P1" text:outline-level="3">Class 4: Tree-Based Queues with Hierarchical Metadata Propagation for Ordering (Implicit State)</text:h>
      <text:p text:style-name="P3"><text:span text:style-name="T2">The queue's state and operation order are primarily defined and resolved </text:span><text:span text:style-name="Emphasis"><text:span text:style-name="T2">through</text:span></text:span><text:span text:style-name="T2"> the hierarchical propagation of metadata blocks (e.g., sums of enqueues/dequeues, end-pointers to child blocks) in an ordering tree. The actual queue items are often stored at the leaves or implicitly represented by the tree's metadata.</text:span></text:p>
      <text:list text:style-name="L15">
        <text:list-item>
          <text:p text:style-name="P39"><text:span text:style-name="Strong_20_Emphasis"><text:span text:style-name="T1">Core Data Structure</text:span></text:span><text:span text:style-name="T2">: An "ordering tree" or similar hierarchical structure.</text:span></text:p>
        </text:list-item>
        <text:list-item>
          <text:p text:style-name="P39"><text:span text:style-name="Strong_20_Emphasis"><text:span text:style-name="T1">Primary Wait-Freedom Mechanism</text:span></text:span><text:span text:style-name="T2">: Propagation of metadata blocks up the tree using CAS; helping ensures progress if a thread's CAS fails.</text:span></text:p>
        </text:list-item>
        <text:list-item>
          <text:p text:style-name="P85">Representative Papers:</text:p>
          <text:p text:style-name="P86">9. Naderibeni, H. and Ruppert, E. (2023). "A Wait-free Queue with Polylogarithmic Step Complexity." (3583668.3594565.pdf)</text:p>
          <text:p text:style-name="P86">10. Naderibeni, H. (2022). "A Wait-free Queue with Poly-logarithmic Worst-case Step Complexity." (A_Wait_free_Queue_with_Poly_logarithmic_Step_Complexity-2.pdf) (Thesis version of the above).</text:p>
        </text:list-item>
      </text:list>
      <text:h text:style-name="P1" text:outline-level="3">Class 5: Hybrid Queues: Array Sub-Queues with Tree-Based Timestamp Coordination &amp; FAA-Coordinated Dequeues</text:h>
      <text:p text:style-name="P2">These implementations use multiple, typically array-based, sub-queues (e.g., one per enqueuer). A tree structure is employed as an overlay for global coordination, often to determine the globally oldest element (e.g., via minimum timestamps). Dequeue operations are then coordinated using this global information, frequently involving a separate FAA-based announce/resolve mechanism.</text:p>
      <text:list text:style-name="L16">
        <text:list-item>
          <text:p text:style-name="P41"><text:span text:style-name="Strong_20_Emphasis"><text:span text:style-name="T1">Core Data Structure</text:span></text:span><text:span text:style-name="T2">: Multiple array-based sub-queues; an overlay tree for global ordering information.</text:span></text:p>
        </text:list-item>
        <text:list-item>
          <text:p text:style-name="P41"><text:span text:style-name="Strong_20_Emphasis"><text:span text:style-name="T1">Primary Wait-Freedom Mechanism</text:span></text:span><text:span text:style-name="T2">: Tree propagates global ordering info (e.g., min timestamp); Dequeues use FAA on a shared descriptor array (</text:span><text:span text:style-name="Source_20_Text"><text:span text:style-name="T3">deqOps</text:span></text:span><text:span text:style-name="T2">) for helping and result posting based on tree info.</text:span></text:p>
        </text:list-item>
        <text:list-item>
          <text:p text:style-name="P87">Representative Papers:</text:p>
          <text:p text:style-name="P88">11. Johnen, C., Khattabi, A., and Milani, A. (2022). "Efficient Wait-Free Queue Algorithms with Multiple Enqueuers and Multiple Dequeuers." (LIPIcs.OPODIS.2022.4.pdf)</text:p>
        </text:list-item>
      </text:list>
      <text:h text:style-name="P1" text:outline-level="3">Class 6: Dedicated Helper Thread Mediated Queues</text:h>
      <text:p text:style-name="P2"><text:soft-page-break/>Worker threads delegate actual queue operations to a dedicated helper thread. Workers submit requests (e.g., to a shared array) and wait for the helper to process them on an internal, often simpler, queue structure. Wait-freedom for workers relies on the helper's bounded and fair processing of requests.</text:p>
      <text:list text:style-name="L17">
        <text:list-item>
          <text:p text:style-name="P43"><text:span text:style-name="Strong_20_Emphasis"><text:span text:style-name="T1">Core Data Structure</text:span></text:span><text:span text:style-name="T2">: Internal queue (e.g., linked list) managed by helper; shared request submission array.</text:span></text:p>
        </text:list-item>
        <text:list-item>
          <text:p text:style-name="P43"><text:span text:style-name="Strong_20_Emphasis"><text:span text:style-name="T1">Primary Wait-Freedom Mechanism</text:span></text:span><text:span text:style-name="T2">: Worker request submission; dedicated helper polls and executes operations; worker waits for helper's completion signal.</text:span></text:p>
        </text:list-item>
        <text:list-item>
          <text:p text:style-name="P89">Representative Papers:</text:p>
          <text:p text:style-name="P90">12. Verma, M. (2013). "Scalable and Performance-Critical Data Structures for Multicores." (TR-IID-Thesis_Mudit_Verma.pdf)</text:p>
        </text:list-item>
      </text:list>
      <text:h text:style-name="P1" text:outline-level="3">Class 7: Array Queues with Specialized Packed Head/Tail Primitives &amp; Abstracted Indexing Set</text:h>
      <text:p text:style-name="P2">These queues use an array for storage but manage global head/tail indices via custom, non-standard conceptual atomic primitives operating on a packed register. Index assignment for slots also relies on a separate, complex (often CAS-based) "abstracted set" or "counting set" object.</text:p>
      <text:list text:style-name="L18">
        <text:list-item>
          <text:p text:style-name="P45"><text:span text:style-name="Strong_20_Emphasis"><text:span text:style-name="T1">Core Data Structure</text:span></text:span><text:span text:style-name="T2">: Array for elements; single packed register for Head/Tail.</text:span></text:p>
        </text:list-item>
        <text:list-item>
          <text:p text:style-name="P45"><text:span text:style-name="Strong_20_Emphasis"><text:span text:style-name="T1">Primary Wait-Freedom Mechanism</text:span></text:span><text:span text:style-name="T2">: Specialized conceptual primitives (e.g., "half-increment", "half-max") on packed H/T register; a complex, abstracted "counting set" for slot index allocation.</text:span></text:p>
        </text:list-item>
        <text:list-item>
          <text:p text:style-name="P91">Representative Papers:</text:p>
          <text:p text:style-name="P92">13. Khanchandani, P. and Wattenhofer, R. (2018). "On the Importance of Synchronization Primitives with Low Consensus Numbers." (3154273.3154306.pdf)</text:p>
        </text:list-item>
      </text:list>
      <text:h text:style-name="P1" text:outline-level="3">Class 8: Static Segmented Array Queues with Element-Level Atomic State Flags &amp; Segment Locators</text:h>
      <text:p text:style-name="P2">These queues use pre-allocated, often statically linked, local arrays or segments. Wait-freedom for accessing an element within a chosen segment is achieved via fine-grained atomic operations (e.g., Test-and-Set, atomic bit tests) directly on the status flags of individual elements. A higher-level mechanism (like FAA-managed counters) might be used to find available segments.</text:p>
      <text:list text:style-name="L19">
        <text:list-item>
          <text:p text:style-name="P47"><text:span text:style-name="Strong_20_Emphasis"><text:span text:style-name="T1">Core Data Structure</text:span></text:span><text:span text:style-name="T2">: Statically allocated/linked arrays/segments.</text:span></text:p>
        </text:list-item>
        <text:list-item>
          <text:p text:style-name="P47"><text:span text:style-name="Strong_20_Emphasis"><text:span text:style-name="T1">Primary Wait-Freedom Mechanism</text:span></text:span><text:span text:style-name="T2">: Element-level atomic operations (TAS, TAR, BT, FAA for </text:span><text:span text:style-name="Source_20_Text"><text:span text:style-name="T3">r_cnt</text:span></text:span><text:span text:style-name="T2">) on per-element status bits; FAA-based counters may manage segment availability.</text:span></text:p>
        </text:list-item>
        <text:list-item>
          <text:p text:style-name="P93">Representative Papers:</text:p>
          <text:p text:style-name="P94"><text:soft-page-break/>14. Stellwag, P., Ditter, A., and Schröder-Preikschat, W. (2009). "A Wait-Free Queue for Multiple Enqueuers and Multiple Dequeuers Using Local Preferences and Pragmatic Extensions." (A_wait-free_queue_for_multiple_enqueuers_and_multiple_dequeuers_using_local_preferences_and_pragmatic_extensions (1).pdf)</text:p>
        </text:list-item>
      </text:list>
      <text:h text:style-name="P1" text:outline-level="3">Class 9: Swap-Based List Enqueue Queues with CAS-Based Dequeue Coordination</text:h>
      <text:p text:style-name="P3"><text:span text:style-name="T2">The core enqueue operation in these queues is based on a unique atomic primitive like memory-to-memory </text:span><text:span text:style-name="Source_20_Text"><text:span text:style-name="T3">swap</text:span></text:span><text:span text:style-name="T2"> to perform list head appends (similar to a Treiber stack push). Dequeue operations are then coordinated using more standard CAS-based mechanisms on a dequeue request structure.</text:span></text:p>
      <text:list text:style-name="L20">
        <text:list-item>
          <text:p text:style-name="P49"><text:span text:style-name="Strong_20_Emphasis"><text:span text:style-name="T1">Core Data Structure</text:span></text:span><text:span text:style-name="T2">: Linked list.</text:span></text:p>
        </text:list-item>
        <text:list-item>
          <text:p text:style-name="P49"><text:span text:style-name="Strong_20_Emphasis"><text:span text:style-name="T1">Primary Wait-Freedom Mechanism</text:span></text:span><text:span text:style-name="T2">: </text:span><text:span text:style-name="Source_20_Text"><text:span text:style-name="T3">swap</text:span></text:span><text:span text:style-name="T2"> for enqueues (atomic list head modification); CAS for dequeue request coordination and list traversal/modification.</text:span></text:p>
        </text:list-item>
        <text:list-item>
          <text:p text:style-name="P95">Representative Papers:</text:p>
          <text:p text:style-name="P96">15. Bédin, D. et al. (2024). "Wait-free Algorithms: the Burden of the Past." (v1_covered_2ce278f0-f79c-4a25-b185-1aa8003a4519.pdf) (The queue sketched in this paper).</text:p>
        </text:list-item>
      </text:list>
      <text:p text:style-name="P22"><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7T16:06:32.087778777</meta:creation-date>
    <dc:date>2025-05-17T17:07:36.100170903</dc:date>
    <meta:editing-duration>PT34S</meta:editing-duration>
    <meta:editing-cycles>4</meta:editing-cycles>
    <meta:generator>LibreOffice/24.2.7.2$Linux_X86_64 LibreOffice_project/420$Build-2</meta:generator>
    <meta:document-statistic meta:table-count="0" meta:image-count="0" meta:object-count="0" meta:page-count="5" meta:paragraph-count="68" meta:word-count="1390" meta:character-count="9969" meta:non-whitespace-character-count="8691"/>
  </office:meta>
</office:document-meta>
</file>